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346in"/>
    </style:style>
    <style:style style:name="co2" style:family="table-column">
      <style:table-column-properties fo:break-before="auto" style:column-width="1.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Anrede</text:p>
          </table:table-cell>
          <table:table-cell office:value-type="string" calcext:value-type="string">
            <text:p>Herr oder Frau</text:p>
          </table:table-cell>
        </table:table-row>
        <table:table-row table:style-name="ro1">
          <table:table-cell table:number-columns-repeated="2" office:value-type="string" calcext:value-type="string">
            <text:p>Vorname</text:p>
          </table:table-cell>
        </table:table-row>
        <table:table-row table:style-name="ro1">
          <table:table-cell office:value-type="string" calcext:value-type="string">
            <text:p>Nachname</text:p>
          </table:table-cell>
          <table:table-cell office:value-type="string" calcext:value-type="string">
            <text:p>Familienname</text:p>
          </table:table-cell>
        </table:table-row>
        <table:table-row table:style-name="ro1">
          <table:table-cell office:value-type="string" calcext:value-type="string">
            <text:p>Geburtsname (sofern abweichend)</text:p>
          </table:table-cell>
          <table:table-cell office:value-type="string" calcext:value-type="string">
            <text:p>Wenn sich Ihr Name geändert hat: Dann schreiben Sie auch Ihren Geburtsnamen dazu.</text:p>
          </table:table-cell>
        </table:table-row>
        <table:table-row table:style-name="ro1">
          <table:table-cell office:value-type="string" calcext:value-type="string">
            <text:p>Geburtsort</text:p>
          </table:table-cell>
          <table:table-cell office:value-type="string" calcext:value-type="string">
            <text:p>In welchem Land sind Sie geboren?</text:p>
          </table:table-cell>
        </table:table-row>
        <table:table-row table:style-name="ro1">
          <table:table-cell office:value-type="string" calcext:value-type="string">
            <text:p>Geburtsdatum</text:p>
          </table:table-cell>
          <table:table-cell office:value-type="string" calcext:value-type="string">
            <text:p>Wann sind Sie geboren?</text:p>
          </table:table-cell>
        </table:table-row>
        <table:table-row table:style-name="ro1">
          <table:table-cell office:value-type="string" calcext:value-type="string">
            <text:p>Geburtsland</text:p>
          </table:table-cell>
          <table:table-cell office:value-type="string" calcext:value-type="string">
            <text:p>In welchem Land sind Sie geboren?</text:p>
          </table:table-cell>
        </table:table-row>
        <table:table-row table:style-name="ro1">
          <table:table-cell office:value-type="string" calcext:value-type="string">
            <text:p>Staatsangehörigkeit</text:p>
          </table:table-cell>
          <table:table-cell office:value-type="string" calcext:value-type="string">
            <text:p>Staatsangehörigkeit (Von welchem Land haben Sie einen Pass?)</text:p>
          </table:table-cell>
        </table:table-row>
        <table:table-row table:style-name="ro1">
          <table:table-cell office:value-type="string" calcext:value-type="string">
            <text:p>Rentenversicherungsnummer</text:p>
          </table:table-cell>
          <table:table-cell office:value-type="string" calcext:value-type="string">
            <text:p>Nummer von der Rentenversicherung</text:p>
          </table:table-cell>
        </table:table-row>
        <table:table-row table:style-name="ro1">
          <table:table-cell office:value-type="string" calcext:value-type="string">
            <text:p>Rentenversicherungsnummer ist noch nicht vorhanden und wurde beantragt</text:p>
          </table:table-cell>
          <table:table-cell office:value-type="string" calcext:value-type="string">
            <text:p>Wenn Sie noch keine Nummer von der Rentenversicherung haben: Haben Sie beim Amt eine Nummer beantragt?</text:p>
          </table:table-cell>
        </table:table-row>
        <table:table-row table:style-name="ro1">
          <table:table-cell table:number-columns-repeated="2" office:value-type="string" calcext:value-type="string">
            <text:p>Straße</text:p>
          </table:table-cell>
        </table:table-row>
        <table:table-row table:style-name="ro1">
          <table:table-cell table:number-columns-repeated="2" office:value-type="string" calcext:value-type="string">
            <text:p>Hausnummer</text:p>
          </table:table-cell>
        </table:table-row>
        <table:table-row table:style-name="ro1">
          <table:table-cell office:value-type="string" calcext:value-type="string">
            <text:p>ggf. wohnhaft bei</text:p>
          </table:table-cell>
          <table:table-cell office:value-type="string" calcext:value-type="string">
            <text:p>Wohnen Sie bei einer anderen Person in der Wohnung? Wenn ja, wie heißt diese Person?</text:p>
          </table:table-cell>
        </table:table-row>
        <table:table-row table:style-name="ro1">
          <table:table-cell office:value-type="string" calcext:value-type="string">
            <text:p>Postleitzahl</text:p>
          </table:table-cell>
          <table:table-cell office:value-type="string" calcext:value-type="string">
            <text:p>Postleitzahl (die Nummer vor der Stadt. Sie besteht aus fünf Zahlen)</text:p>
          </table:table-cell>
        </table:table-row>
        <table:table-row table:style-name="ro1">
          <table:table-cell office:value-type="string" calcext:value-type="string">
            <text:p>Wohnort</text:p>
          </table:table-cell>
          <table:table-cell office:value-type="string" calcext:value-type="string">
            <text:p>Stadt oder Dorf</text:p>
          </table:table-cell>
        </table:table-row>
        <table:table-row table:style-name="ro1">
          <table:table-cell office:value-type="string" calcext:value-type="string">
            <text:p>Die Angaben zur Telefonnummer und zur E-Mail-Adresse sind freiwillig.</text:p>
          </table:table-cell>
          <table:table-cell office:value-type="string" calcext:value-type="string">
            <text:p>Sie können Ihre Telefonnummer und Ihre E-Mail-Adresse aufschreiben. Sie müssen das aber nicht tun.</text:p>
          </table:table-cell>
        </table:table-row>
        <table:table-row table:style-name="ro1">
          <table:table-cell table:number-columns-repeated="2" office:value-type="string" calcext:value-type="string">
            <text:p>Telefonnummer</text:p>
          </table:table-cell>
        </table:table-row>
        <table:table-row table:style-name="ro1">
          <table:table-cell table:number-columns-repeated="2" office:value-type="string" calcext:value-type="string">
            <text:p>E-Mail-Adresse</text:p>
          </table:table-cell>
        </table:table-row>
        <table:table-row table:style-name="ro1">
          <table:table-cell office:value-type="string" calcext:value-type="string">
            <text:p>Ihr Familienstand</text:p>
          </table:table-cell>
          <table:table-cell office:value-type="string" calcext:value-type="string">
            <text:p>Mein Familienstand und meine Wohnsituation</text:p>
          </table:table-cell>
        </table:table-row>
        <table:table-row table:style-name="ro1">
          <table:table-cell office:value-type="string" calcext:value-type="string">
            <text:p>Mein Familienstand:</text:p>
          </table:table-cell>
          <table:table-cell office:value-type="string" calcext:value-type="string">
            <text:p>Sie sind</text:p>
          </table:table-cell>
        </table:table-row>
        <table:table-row table:style-name="ro1">
          <table:table-cell office:value-type="string" calcext:value-type="string">
            <text:p>ledig</text:p>
          </table:table-cell>
          <table:table-cell office:value-type="string" calcext:value-type="string">
            <text:p>Sie sind nicht verheiratet und waren auch noch nie verheiratet.</text:p>
          </table:table-cell>
        </table:table-row>
        <table:table-row table:style-name="ro1">
          <table:table-cell table:number-columns-repeated="2" office:value-type="string" calcext:value-type="string">
            <text:p>verheiratet</text:p>
          </table:table-cell>
        </table:table-row>
        <table:table-row table:style-name="ro1">
          <table:table-cell table:number-columns-repeated="2" office:value-type="string" calcext:value-type="string">
            <text:p>geschieden seit</text:p>
          </table:table-cell>
        </table:table-row>
        <table:table-row table:style-name="ro1">
          <table:table-cell office:value-type="string" calcext:value-type="string">
            <text:p>verwitwet</text:p>
          </table:table-cell>
          <table:table-cell office:value-type="string" calcext:value-type="string">
            <text:p>verwitwet (Ihr Partner/Ihre Partnerin ist gestorben.)</text:p>
          </table:table-cell>
        </table:table-row>
        <table:table-row table:style-name="ro1">
          <table:table-cell office:value-type="string" calcext:value-type="string">
            <text:p>Meine Bankverbindung</text:p>
          </table:table-cell>
          <table:table-cell office:value-type="string" calcext:value-type="string">
            <text:p>Informationen zu Ihrem Bankkonto</text:p>
          </table:table-cell>
        </table:table-row>
        <table:table-row table:style-name="ro1">
          <table:table-cell office:value-type="string" calcext:value-type="string">
            <text:p>Leistungen nach dem SGB II werden in der Regel auf ein Konto überwiesen.</text:p>
          </table:table-cell>
          <table:table-cell office:value-type="string" calcext:value-type="string">
            <text:p>Das Jobcenter überweist Ihnen das "Hartz IV"-Geld normalerweise auf ein Konto.</text:p>
          </table:table-cell>
        </table:table-row>
        <table:table-row table:style-name="ro1">
          <table:table-cell office:value-type="string" calcext:value-type="string">
            <text:p>Kontoinhaberin/Kontoinhaber</text:p>
          </table:table-cell>
          <table:table-cell office:value-type="string" calcext:value-type="string">
            <text:p>Wem gehört das Konto?</text:p>
          </table:table-cell>
        </table:table-row>
        <table:table-row table:style-name="ro1">
          <table:table-cell table:number-columns-repeated="2" office:value-type="string" calcext:value-type="string">
            <text:p>Bank</text:p>
          </table:table-cell>
        </table:table-row>
        <table:table-row table:style-name="ro1">
          <table:table-cell office:value-type="string" calcext:value-type="string">
            <text:p>IBAN</text:p>
          </table:table-cell>
          <table:table-cell office:value-type="string" calcext:value-type="string">
            <text:p>IBAN (Die Nummer finden Sie auf Ihrer EC-Karte.)</text:p>
          </table:table-cell>
        </table:table-row>
        <table:table-row table:style-name="ro1">
          <table:table-cell office:value-type="string" calcext:value-type="string">
            <text:p>Die IBAN finden Sie in der Regel auf Ihrem Kontoauszug.</text:p>
          </table:table-cell>
          <table:table-cell office:value-type="string" calcext:value-type="string">
            <text:p>Die IBAN-Nummer finden Sie auch auf Ihren Kontoinformationen.</text:p>
          </table:table-cell>
        </table:table-row>
        <table:table-row table:style-name="ro1">
          <table:table-cell office:value-type="string" calcext:value-type="string">
            <text:p>Ich habe für den Monat der Antragstellung bereits Leistungen bei einem anderen Jobcenter beantragt oder von diesem bezogen.</text:p>
          </table:table-cell>
          <table:table-cell office:value-type="string" calcext:value-type="string">
            <text:p>Sie stellen diesen Antrag in einem Monat. Haben Sie für denselben Monat schon bei einem anderen Jobcenter einen Antrag gestellt? Oder haben Sie von einem anderen Jobcenter in diesem Monat finanzielle Hilfen bekommen?</text:p>
          </table:table-cell>
        </table:table-row>
        <table:table-row table:style-name="ro1">
          <table:table-cell office:value-type="string" calcext:value-type="string">
            <text:p>Falls ja, legen Sie bitte entsprechende Nachweise vor oder geben Sie das andere Jobcenter an.</text:p>
          </table:table-cell>
          <table:table-cell office:value-type="string" calcext:value-type="string">
            <text:p>Wenn ja: Legen Sie bitte das Papier vom Jobcenter dazu, wo steht, dass Sie finanzielle Hilfen bekommen.</text:p>
          </table:table-cell>
        </table:table-row>
        <table:table-row table:style-name="ro1">
          <table:table-cell office:value-type="string" calcext:value-type="string">
            <text:p>Ich fühle mich gesundheitlich in der Lage, eine Tätigkeit von mindestens drei Stunden täglich auszuüben.</text:p>
          </table:table-cell>
          <table:table-cell office:value-type="string" calcext:value-type="string">
            <text:p>Sie denken, dass Sie so gesund sind, dass Sie mindestens drei Stunden jeden Tag arbeiten können.</text:p>
          </table:table-cell>
        </table:table-row>
        <table:table-row table:style-name="ro1">
          <table:table-cell office:value-type="string" calcext:value-type="string">
            <text:p>Ich bin Berechtigte/Berechtigter nach dem Asylbewerberleistungsgesetz.</text:p>
          </table:table-cell>
          <table:table-cell office:value-type="string" calcext:value-type="string">
            <text:p>Sie haben ein Recht auf finanzielle Hilfen nach dem Asylbewerberleistungsgesetz.</text:p>
          </table:table-cell>
        </table:table-row>
        <table:table-row table:style-name="ro1">
          <table:table-cell office:value-type="string" calcext:value-type="string">
            <text:p>Legen Sie bitte entsprechende Nachweise (z. B. Aufenthaltserlaubnis, Aufenthaltsgestattung, Duldung, Bescheid des Bundesamtes für Migration und Flüchtlinge (BAMF)) vor.</text:p>
          </table:table-cell>
          <table:table-cell office:value-type="string" calcext:value-type="string">
            <text:p>Legen Sie das Papier vom Amt dazu. Zum Beispiel: "Aufenthaltserlaubnis", "Aufenthaltsgestattung", "Duldung", "Bescheid" vom Bundesamt für Migration und Flüchtlinge.</text:p>
          </table:table-cell>
        </table:table-row>
        <table:table-row table:style-name="ro1">
          <table:table-cell office:value-type="string" calcext:value-type="string">
            <text:p>Ich bin Schülerin/Schüler, Studentin/Student oder Auszubildende/Auszubildender.</text:p>
          </table:table-cell>
          <table:table-cell office:value-type="string" calcext:value-type="string">
            <text:p>Sie sind Schülerin/Schüler, oder Studentin/Student, der Auszubildende/Auszubildender</text:p>
          </table:table-cell>
        </table:table-row>
        <table:table-row table:style-name="ro1">
          <table:table-cell office:value-type="string" calcext:value-type="string">
            <text:p>Bitte legen Sie entsprechende Nachweise vor.</text:p>
          </table:table-cell>
          <table:table-cell office:value-type="string" calcext:value-type="string">
            <text:p>Legen Sie bitte ein Papier, wo steht, dass stimmt, was Sie schreiben.</text:p>
          </table:table-cell>
        </table:table-row>
        <table:table-row table:style-name="ro1">
          <table:table-cell office:value-type="string" calcext:value-type="string">
            <text:p>Legen Sie bitte den Bescheid oder Ablehnungsbescheid für BAB oder BAföG vor, wenn vorhanden.</text:p>
          </table:table-cell>
          <table:table-cell office:value-type="string" calcext:value-type="string">
            <text:p>Legen Sie bitte ein Papier von dem BAföG-Amt dazu, wo steht, dass Sie einen Antrag gestellt haben. Wenn das BAföG-Amt bereits über Ihren Antrag entschieden hat: Dann legen Sie bitte den Brief dazu, wo steht, dass das BAföG-Amt Ihren Antrag angenommen oder abgelehnt hat.</text:p>
          </table:table-cell>
        </table:table-row>
        <table:table-row table:style-name="ro1">
          <table:table-cell office:value-type="string" calcext:value-type="string">
            <text:p>Während der Ausbildung bin ich in einem Wohnheim, Internat, einer besonderen Einrichtung für Menschen mit Behinderung oder beim Ausbilder mit voller Verpflegung oder anderweitig mit Kostenerstattung für Unterkunft und Verpflegung untergebracht.</text:p>
          </table:table-cell>
          <table:table-cell office:value-type="string" calcext:value-type="string">
            <text:p>Als Sie Ihre Ausbildung gemacht haben, haben Sie in einem Wohnheim, in einem Internat oder bei einem Ausbilder oder an einem anderen Ort gelebt. Sie mussten dort nichts für das Wohnen und das Essen bezahlen.</text:p>
          </table:table-cell>
        </table:table-row>
        <table:table-row table:style-name="ro1">
          <table:table-cell office:value-type="string" calcext:value-type="string">
            <text:p>Ich befinde mich derzeit oder demnächst in einer stationären Einrichtung (z. B. Krankenhaus, Altenheim, Justizvollzugsanstalt).</text:p>
          </table:table-cell>
          <table:table-cell office:value-type="string" calcext:value-type="string">
            <text:p>Sie leben jetzt oder bald in einer stationären Einrichtung: zum Beispiel in einem Hospital, in einem Altenheim, in einem Gefängnis.</text:p>
          </table:table-cell>
        </table:table-row>
        <table:table-row table:style-name="ro1">
          <table:table-cell office:value-type="string" calcext:value-type="string">
            <text:p>Justizvollzugsanstalt</text:p>
          </table:table-cell>
          <table:table-cell office:value-type="string" calcext:value-type="string">
            <text:p>Gefängnis</text:p>
          </table:table-cell>
        </table:table-row>
        <table:table-row table:style-name="ro1">
          <table:table-cell office:value-type="string" calcext:value-type="string">
            <text:p>Dauer der Unterbringung von – bis</text:p>
          </table:table-cell>
          <table:table-cell office:value-type="string" calcext:value-type="string">
            <text:p>Sie werden dort von - bis leben.</text:p>
          </table:table-cell>
        </table:table-row>
        <table:table-row table:style-name="ro1">
          <table:table-cell office:value-type="string" calcext:value-type="string">
            <text:p>Art der stationären Einrichtung</text:p>
          </table:table-cell>
          <table:table-cell office:value-type="string" calcext:value-type="string">
            <text:p>Art der Einrichtung</text:p>
          </table:table-cell>
        </table:table-row>
        <table:table-row table:style-name="ro1">
          <table:table-cell office:value-type="string" calcext:value-type="string">
            <text:p>Ich befinde mich derzeit oder demnächst in einer stationären Einrichtung (z. B. Krankenhaus, Altenheim, Justizvollzugsanstalt). Bitte legen Sie entsprechende Nachweise vor.</text:p>
          </table:table-cell>
          <table:table-cell office:value-type="string" calcext:value-type="string">
            <text:p>Sie leben jetzt oder bald in einer stationären Einrichtung: zum Beispiel in einem Hospital, in einem Altenheim, in einem Gefängnis. Wenn ja: Legen Sie bitte ein Papier dazu, wo steht: Wo Sie gelebt haben. Wie lange sie dort gelebt haben</text:p>
          </table:table-cell>
        </table:table-row>
        <table:table-row table:style-name="ro1">
          <table:table-cell office:value-type="string" calcext:value-type="string">
            <text:p>Leben Sie allein, sind unter 2. keine weiteren Angaben erforderlich. Bitte weiter bei Abschnitt 3.</text:p>
          </table:table-cell>
          <table:table-cell office:value-type="string" calcext:value-type="string">
            <text:p>Wenn Sie allein leben, müssen Sie hier (Nummer 2) nichts mehr schreiben. Schreiben Sie bitte bei Nummer 3 weiter.</text:p>
          </table:table-cell>
        </table:table-row>
        <table:table-row table:style-name="ro1">
          <table:table-cell office:value-type="string" calcext:value-type="string">
            <text:p>Meine Wohnsituation</text:p>
          </table:table-cell>
          <table:table-cell office:value-type="string" calcext:value-type="string">
            <text:p>Personen, mit denen Sie zusammenleben. Diese Personen sind Ihre Partnerin/Ihr Partner und/oder Verwandte von Ihnen ("Bedarfsgemeinschaft").</text:p>
          </table:table-cell>
        </table:table-row>
        <table:table-row table:style-name="ro1">
          <table:table-cell office:value-type="string" calcext:value-type="string">
            <text:p>Hier sind Mehrfachnennungen möglich.</text:p>
          </table:table-cell>
          <table:table-cell office:value-type="string" calcext:value-type="string">
            <text:p>Sie können auch zwei oder mehr Kreuze machen.</text:p>
          </table:table-cell>
        </table:table-row>
        <table:table-row table:style-name="ro1">
          <table:table-cell office:value-type="string" calcext:value-type="string">
            <text:p>Da Sie die Leistungen beantragen, wird davon ausgegangen, dass Sie auch die Vertretung Ihrer Bedarfsgemeinschaft übernommen haben. Dies gilt nicht, wenn über 15-jährige Mitglieder Ihrer Bedarfsgemeinschaft gegenüber dem Jobcenter erklären, dass sie ihre Interessen selbst wahrnehmen wollen, z. B. durch eine eigene Antragstellung (§ 38 SGB II). Zu den nicht vertretenen Personen sind hier keine Angaben erforderlich.</text:p>
          </table:table-cell>
          <table:table-cell office:value-type="string" calcext:value-type="string">
            <text:p>Hier müssen Sie die Personen nennen, die zu Ihrer "Bedarfsgemeinschaft" gehören. Sie stellen den Antrag auf finanzielle Hilfe. Das Amt nimmt daher an, dass Sie auch für die anderen aus Ihrer "Bedarfsgemeinschaft" sprechen. Wenn eine Person aus Ihrer "Bedarfsgemeinschaft" älter als 15 Jahre ist, kann diese Person selbst einen Antrag stellen (nach dem Gesetz: § 38 SGB II). In diesem Fall brauchen Sie zu dieser Person hier keine Informationen geben.</text:p>
          </table:table-cell>
        </table:table-row>
        <table:table-row table:style-name="ro1">
          <table:table-cell office:value-type="string" calcext:value-type="string">
            <text:p>meiner Ehegattin/meinem Ehegatten</text:p>
          </table:table-cell>
          <table:table-cell office:value-type="string" calcext:value-type="string">
            <text:p>Sie leben zusammen mit Ihrer Ehefrau/Ihrem Ehemann. Sie leben nicht dauernd getrennt.</text:p>
          </table:table-cell>
        </table:table-row>
        <table:table-row table:style-name="ro1">
          <table:table-cell office:value-type="string" calcext:value-type="string">
            <text:p>meiner eingetragenen Lebenspartnerin/meinem eingetragenen Lebenspartner</text:p>
          </table:table-cell>
          <table:table-cell office:value-type="string" calcext:value-type="string">
            <text:p>Sie leben zusammen mit Ihrer eingetragenen gleichgeschlechtlichen Lebenspartnerin (eine Frau wie Sie)/Ihrem eingetragenen gleichgeschlechtlichen Lebenspartner (ein Mann wie Sie). Sie leben nicht dauernd getrennt.</text:p>
          </table:table-cell>
        </table:table-row>
        <table:table-row table:style-name="ro1">
          <table:table-cell office:value-type="string" calcext:value-type="string">
            <text:p>meiner Partnerin/meinem Partner in einer Verantwortungs- und Einstehensgemeinschaft („eheähnliche Gemeinschaft“)</text:p>
          </table:table-cell>
          <table:table-cell office:value-type="string" calcext:value-type="string">
            <text:p>Sie leben mit Ihrer Partnerin/Ihrem Partner zusammen und sind nicht verheiratet. Sie leben aber zusammen wie ein Ehepaar ("eheähnliche Gemeinschaft")</text:p>
          </table:table-cell>
        </table:table-row>
        <table:table-row table:style-name="ro1">
          <table:table-cell office:value-type="string" calcext:value-type="string">
            <text:p>unverheirateten Kind(ern) zwischen 15 Jahren und 24 Jahren</text:p>
          </table:table-cell>
          <table:table-cell office:value-type="string" calcext:value-type="string">
            <text:p>Sie leben mit Ihrem Kind oder mit Ihren Kindern zusammen. Das Kind oder die Kinder ist/sind nicht verheiratet und jünger als 25 Jahre alt.</text:p>
          </table:table-cell>
        </table:table-row>
        <table:table-row table:style-name="ro1">
          <table:table-cell office:value-type="string" calcext:value-type="string">
            <text:p>meinen Eltern bzw. einem Elternteil. Sind Sie als Antragstellerin bzw. als Antragsteller unter 25 Jahre alt, füllen Sie bitte für Ihre Eltern jeweils eine Anlage WEP aus.</text:p>
          </table:table-cell>
          <table:table-cell office:value-type="string" calcext:value-type="string">
            <text:p>Sie sind jünger als 25 Jahre und leben mit Ihren Eltern oder nur mit Ihrer Mutter oder Ihrem Vater zusammen.</text:p>
          </table:table-cell>
        </table:table-row>
        <table:table-row table:style-name="ro1">
          <table:table-cell office:value-type="string" calcext:value-type="string">
            <text:p>sonstigen Verwandten oder Verschwägerten (zum Beispiel Großeltern, Geschwister über 25 Jahre, verheiratete Kinder, Tanten oder Onkel)</text:p>
          </table:table-cell>
          <table:table-cell office:value-type="string" calcext:value-type="string">
            <text:p>In Ihrer Wohnung leben noch ... (Zahl) weitere Personen, die Sie nicht unter Nummer 2 genannt haben. Diese Personen gehören nicht zu Ihrer "Bedarfgemeinschaft". Wenn darunter Personen sind, die zu Ihrer weiteren Familie gehören (zum Beispiel Ihre Tante oder der Bruder Ihrer Frau), füllen Sie bitte das Formular Anlage HG aus.</text:p>
          </table:table-cell>
        </table:table-row>
        <table:table-row table:style-name="ro1">
          <table:table-cell office:value-type="string" calcext:value-type="string">
            <text:p>Prüfung eines Mehrbedarfs</text:p>
          </table:table-cell>
          <table:table-cell office:value-type="string" calcext:value-type="string">
            <text:p>Wenn Sie aus bestimmten Gründen mehr Geld brauchen: Hier können Sie weitere finanzielle Hilfen beantragen,</text:p>
          </table:table-cell>
        </table:table-row>
        <table:table-row table:style-name="ro1">
          <table:table-cell office:value-type="string" calcext:value-type="string">
            <text:p>Die Angaben sind freiwillig und nur erforderlich, wenn Sie einen Mehrbedarf beantragen möchten.</text:p>
          </table:table-cell>
          <table:table-cell office:value-type="string" calcext:value-type="string">
            <text:p>Sie müssen diese Informationen nur dann geben, wenn Sie das wollen und wenn Sie weitere finanzielle Hilfe haben möchten.</text:p>
          </table:table-cell>
        </table:table-row>
        <table:table-row table:style-name="ro1">
          <table:table-cell office:value-type="string" calcext:value-type="string">
            <text:p>Ich bin alleinerziehend.</text:p>
          </table:table-cell>
          <table:table-cell office:value-type="string" calcext:value-type="string">
            <text:p>Sie erziehen Ihr Kind/Ihre Kinder allein.</text:p>
          </table:table-cell>
        </table:table-row>
        <table:table-row table:style-name="ro1">
          <table:table-cell office:value-type="string" calcext:value-type="string">
            <text:p>Ich bin schwanger.</text:p>
          </table:table-cell>
          <table:table-cell office:value-type="string" calcext:value-type="string">
            <text:p>Sie sind schwanger.</text:p>
          </table:table-cell>
        </table:table-row>
        <table:table-row table:style-name="ro1">
          <table:table-cell office:value-type="string" calcext:value-type="string">
            <text:p>Bitte legen Sie einen Nachweis vor, aus dem der voraussichtliche Entbindungstermin hervorgeht.</text:p>
          </table:table-cell>
          <table:table-cell office:value-type="string" calcext:value-type="string">
            <text:p>Bitte legen Sie ein Papier vom Arzt dazu, wo steht, wann das Baby wahrscheinlich auf die Welt kommt.</text:p>
          </table:table-cell>
        </table:table-row>
        <table:table-row table:style-name="ro1">
          <table:table-cell office:value-type="string" calcext:value-type="string">
            <text:p>Ich erzeuge mein Warmwasser dezentral (z. B. Boiler, Durchlauferhitzer) und habe deshalb einen Mehrbedarf.</text:p>
          </table:table-cell>
          <table:table-cell office:value-type="string" calcext:value-type="string">
            <text:p><text:span text:style-name="T1">Ihr warmes Wasser wird in Ihrer Wohnung durch elektrischen Boiler oder mit Gas</text:span> heiß gemacht.</text:p>
          </table:table-cell>
        </table:table-row>
        <table:table-row table:style-name="ro1">
          <table:table-cell office:value-type="string" calcext:value-type="string">
            <text:p>Ich benötige aus medizinischen Gründen eine kostenaufwändige Ernährung.</text:p>
          </table:table-cell>
          <table:table-cell office:value-type="string" calcext:value-type="string">
            <text:p>Sie sind krank und müssen deshalb besonderes Essen kaufen, das mehr kostet.</text:p>
          </table:table-cell>
        </table:table-row>
        <table:table-row table:style-name="ro1">
          <table:table-cell office:value-type="string" calcext:value-type="string">
            <text:p>Bitte füllen Sie die Anlage MEB aus.</text:p>
          </table:table-cell>
          <table:table-cell office:value-type="string" calcext:value-type="string">
            <text:p>Bitte füllen Sie das Formular Anlage MEB aus.</text:p>
          </table:table-cell>
        </table:table-row>
        <table:table-row table:style-name="ro1">
          <table:table-cell office:value-type="string" calcext:value-type="string">
            <text:p>Ich habe eine Behinderung und erhalte: Leistungen zur Teilhabe am Arbeitsleben nach § 49 Neuntes Buch Sozialgesetzbuch (SGB IX) oder sonstige Hilfen zur Erlangung eines geeigneten Arbeitsplatzes oder Eingliederungshilfen nach § 112 SGB IX.</text:p>
          </table:table-cell>
          <table:table-cell office:value-type="string" calcext:value-type="string">
            <text:p>Sie haben eine Behinderung und bekommen: finanzielle Hilfen, um arbeiten zu können (nach dem Gesetz: §349 Neuntes Buch Sozialgesetzbuch (SGB IX)) oder andere Hilfen, damit Sie eine Arbeit finden, oder finanzielle und andere Hilfen (nach dem Gesetz: § 54 Abs. 1 Satz 1 Nr. 1-3 SGB XII).</text:p>
          </table:table-cell>
        </table:table-row>
        <table:table-row table:style-name="ro1">
          <table:table-cell office:value-type="string" calcext:value-type="string">
            <text:p>Bitte legen Sie einen aktuellen Bescheid vor.</text:p>
          </table:table-cell>
          <table:table-cell office:value-type="string" calcext:value-type="string">
            <text:p>Bitte legen Sie ein Papier vom Amt dazu, wo steht, dass richtig ist, was Sie schreiben</text:p>
          </table:table-cell>
        </table:table-row>
        <table:table-row table:style-name="ro1">
          <table:table-cell office:value-type="string" calcext:value-type="string">
            <text:p>Ich bin nicht erwerbsfähig 9 und Inhaberin/Inhaber eines Ausweises nach § 152 Abs. 5 SGB IX mit dem Merkzeichen G oder aG.</text:p>
          </table:table-cell>
          <table:table-cell office:value-type="string" calcext:value-type="string">
            <text:p>Sie können nicht arbeiten, weil Sie eine schwere Behinderung haben. Sie haben einen Ausweis mit dem Merkzeichen G oder aG (nach dem Gesetz: § 152 Abs. 5 SGB IX). Das ist ein Ausweis für Schwerbehinderte.</text:p>
          </table:table-cell>
        </table:table-row>
        <table:table-row table:style-name="ro1">
          <table:table-cell office:value-type="string" calcext:value-type="string">
            <text:p>Bitte legen Sie einen aktuellen Nachweis (z. B. Schwerbehindertenausweis) vor.</text:p>
          </table:table-cell>
          <table:table-cell office:value-type="string" calcext:value-type="string">
            <text:p>Bitte legen Sie ein Papier dazu, wo steht, dass richtig ist, was Sie schreiben.</text:p>
          </table:table-cell>
        </table:table-row>
        <table:table-row table:style-name="ro1">
          <table:table-cell office:value-type="string" calcext:value-type="string">
            <text:p>Ich und/oder ein anderes Mitglied der Bedarfsgemeinschaft hat Einkommen.</text:p>
          </table:table-cell>
          <table:table-cell office:value-type="string" calcext:value-type="string">
            <text:p>Einkommen (Was Sie und Ihre "Bedarfsgemeinschaft" (siehe Nummer 2) jeden Monat an Geld haben.)</text:p>
          </table:table-cell>
        </table:table-row>
        <table:table-row table:style-name="ro1">
          <table:table-cell office:value-type="string" calcext:value-type="string">
            <text:p>Zur Prüfung der Einkommensverhältnisse muss jedes Mitglied der Bedarfsgemeinschaft ab dem vollendeten 15. Lebensjahr bei vorhandenem Einkommen die Anlage EK ausfüllen</text:p>
          </table:table-cell>
          <table:table-cell office:value-type="string" calcext:value-type="string">
            <text:p>Wenn ja: Füllen Sie bitte für sich und für jede Person aus Ihrer "Bedarfsgemeinschaft", die 15 Jahre oder älter ist, das Formular Anlage EK aus.</text:p>
          </table:table-cell>
        </table:table-row>
        <table:table-row table:style-name="ro1">
          <table:table-cell office:value-type="string" calcext:value-type="string">
            <text:p>Vermögen</text:p>
          </table:table-cell>
          <table:table-cell office:value-type="string" calcext:value-type="string">
            <text:p>Vermögen (gespartes Geld oder andere wertvolle Dinge wie ein Auto)</text:p>
          </table:table-cell>
        </table:table-row>
        <table:table-row table:style-name="ro1">
          <table:table-cell office:value-type="string" calcext:value-type="string">
            <text:p>Meine Bedarfsgemeinschaft verfügt über erhebliches Vermögen.</text:p>
          </table:table-cell>
          <table:table-cell office:value-type="string" calcext:value-type="string">
            <text:p>Sie haben gespartes Geld oder andere wertvolle Dinge wie ein Auto.</text:p>
          </table:table-cell>
        </table:table-row>
        <table:table-row table:style-name="ro1">
          <table:table-cell office:value-type="string" calcext:value-type="string">
            <text:p>Sollte bei Ihnen erhebliches Vermögen vorliegen, füllen Sie bitte die Anlage VM aus.</text:p>
          </table:table-cell>
          <table:table-cell office:value-type="string" calcext:value-type="string">
            <text:p>Füllen Sie bitte das Formular Anlage VM aus. Dort schreiben Sie für jede Person aus Ihrer "Bedarfsgemeinschaft", welches Vermögen diese Person hat.</text:p>
          </table:table-cell>
        </table:table-row>
        <table:table-row table:style-name="ro1">
          <table:table-cell office:value-type="string" calcext:value-type="string">
            <text:p>Bitte legen Sie den Bescheid/die Bescheide vor, sofern über den Antrag/die Anträge schon entschieden wurde.</text:p>
          </table:table-cell>
          <table:table-cell office:value-type="string" calcext:value-type="string">
            <text:p>Wenn Sie schon wissen, dass Sie finanzielle Hilfe bekommen: Legen Sie bitte das Papier vom Amt vor, wo steht, dass Sie finanzielle Hilfe bekommen.</text:p>
          </table:table-cell>
        </table:table-row>
        <table:table-row table:style-name="ro1">
          <table:table-cell office:value-type="string" calcext:value-type="string">
            <text:p>Ich habe (mögliche) Ansprüche auf andere (Sozial-)Leistungen (z. B. Kindergeld, Kinderzuschlag, Unterhaltsvorschuss, Arbeitslosengeld, Renten, Wohngeld, Ausbildungsförderung, Elterngeld, Mutterschaftsgeld).</text:p>
          </table:table-cell>
          <table:table-cell office:value-type="string" calcext:value-type="string">
            <text:p>Sie haben schon andere finanzielle Hilfen (zum Beispiel Kindergeld, Kinderzuschlag, Unterhaltsvorschuss, Arbeitslosengeld, Renten, Wohngeld, Ausbildungsförderung, Elterngeld, Mutterschaftsgeld nach dem Gesetz: Drittes Sozialgesetzbuch (SGB III)) beantragt. Oder Sie wollen das bald tun.</text:p>
          </table:table-cell>
        </table:table-row>
        <table:table-row table:style-name="ro1">
          <table:table-cell office:value-type="string" calcext:value-type="string">
            <text:p>Vorrangige Leistungen</text:p>
          </table:table-cell>
          <table:table-cell office:value-type="string" calcext:value-type="string">
            <text:p>Haben Sie ein Recht, finanzielle Hilfen von anderen Institutionen zu bekomme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 style:data-style-name="N2" text:time-value="21:50:36.2336186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09:14:18.249487301</meta:creation-date>
    <dc:date>2021-11-09T22:03:39.656564979</dc:date>
    <meta:editing-duration>PT35M35S</meta:editing-duration>
    <meta:editing-cycles>7</meta:editing-cycles>
    <meta:generator>LibreOffice/6.4.7.2$Linux_X86_64 LibreOffice_project/40$Build-2</meta:generator>
    <meta:document-statistic meta:table-count="1" meta:cell-count="148" meta:object-count="0"/>
  </office:meta>
</office:document-meta>
</file>